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c1625" officeooo:paragraph-rsid="001c1625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7ee6e"/>
    </style:style>
    <style:style style:name="T3" style:family="text">
      <style:text-properties style:font-name="Times New Roman" officeooo:rsid="00195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for research paper</text:p>
      <text:p text:style-name="P1"/>
      <text:p text:style-name="P1">Sir these are the ideas on which I can write a research paper. Pls suggest which one should I pursue. </text:p>
      <text:p text:style-name="P1"/>
      <text:p text:style-name="P1">Idea 1 : <text:span text:style-name="T2">Blockchain based Ledger Contract and Delivery Contract for Distributor Level Operations Management</text:span></text:p>
      <text:p text:style-name="P1"><text:span text:style-name="T2">(</text:span><text:span text:style-name="T1">To find out novelty in this paper, I will have to learn development in blockchain, currently I do not have any experience in blockchain development . It can be a comparison paper where I compare different approaches to implement a blockchain , still it will take time since I have no experience in this field.)</text:span></text:p>
      <text:p text:style-name="P1"><text:span text:style-name="T1"/></text:p>
      <text:p text:style-name="P1"><text:span text:style-name="T2">I</text:span><text:span text:style-name="T1">dea 2: </text:span><text:span text:style-name="T2">Machine Learning </text:span><text:span text:style-name="T3">of Sales and Customer Relations data for Distributor Level Operations Management </text:span></text:p>
      <text:p text:style-name="P1"><text:span text:style-name="T3">(</text:span><text:span text:style-name="T1">Novelty in this paper will be that I will be collecting customer conversation data during CRM operations, will calculate its sentiment and use it as a metric to predict the next order amount of the customer or to predict if the potential customer can convert into an actual customer)</text:span></text:p>
      <text:p text:style-name="P1"><text:span text:style-name="T1">- I have worked on a sentiment analysis and sales prediction paper earlier where I have covered most of the basic algorithms involved. I was working on a hybrid algorithm approach(ensemble learning but could not complete it , I can continue that for this paper if you permit me)</text:span></text:p>
      <text:p text:style-name="P1"><text:span text:style-name="T1"/></text:p>
      <text:p text:style-name="P1"><text:span text:style-name="T1">Idea 3: </text:span><text:span text:style-name="T2">M</text:span><text:span text:style-name="T3">icroservices Architecture for Distributor Level Operations Management </text:span></text:p>
      <text:p text:style-name="P1"><text:span text:style-name="T3">(</text:span><text:span text:style-name="T1">This will be a comparison paper where I can compare monolithic and microservices architecture and will analyze performance metrics when giving different amounts of loads to the server. I am not yet fully familiar with the deployment in these architecture , I can manage to deploy my project , but I am not experienced enough to write a research paper on it.)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9:41:59.499630037</meta:creation-date>
    <meta:generator>LibreOffice/7.2.7.2$Linux_X86_64 LibreOffice_project/20$Build-2</meta:generator>
    <dc:date>2022-08-06T10:56:26.060412675</dc:date>
    <meta:editing-duration>PT7M38S</meta:editing-duration>
    <meta:editing-cycles>1</meta:editing-cycles>
    <meta:document-statistic meta:table-count="0" meta:image-count="0" meta:object-count="0" meta:page-count="1" meta:paragraph-count="9" meta:word-count="278" meta:character-count="1653" meta:non-whitespace-character-count="1381"/>
  </office:meta>
</office:document-meta>
</file>